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 style:text-underline-style="none"/>
    </style:style>
    <style:style style:name="ce2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1" table:default-cell-style-name="Default"/>
        <table:table-row table:style-name="ro1">
          <table:table-cell/>
          <table:table-cell office:value-type="string" calcext:value-type="string">
            <text:p>Unidad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E</text:p>
          </table:table-cell>
        </table:table-row>
        <table:table-row table:style-name="ro1">
          <table:table-cell office:value-type="string" calcext:value-type="string">
            <text:p>Job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&gt;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7&lt;</text:p>
          </table:table-cell>
          <table:table-cell table:number-columns-repeated="40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b 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&gt;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&lt;</text:p>
          </table:table-cell>
          <table:table-cell table:number-columns-repeated="25"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b 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&gt;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&gt;12</text:p>
          </table:table-cell>
          <table:table-cell table:number-columns-repeated="13"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Job 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&gt;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&lt;</text:p>
          </table:table-cell>
          <table:table-cell table:number-columns-repeated="9"/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Job 5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&gt;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&lt;</text:p>
          </table:table-cell>
          <table:table-cell table:formula="of:=AVERAGE([.AX2];[.AX3];[.AX4]; [.AX5] )" office:value-type="float" office:value="23.75" calcext:value-type="float">
            <text:p>23.75</text:p>
          </table:table-cell>
          <table:table-cell table:formula="of:=AVERAGE([.AY2];[.AY3];[.AY4];[.AY5] )" office:value-type="float" office:value="14.25" calcext:value-type="float">
            <text:p>14.25</text:p>
          </table:table-cell>
        </table:table-row>
        <table:table-row table:style-name="ro1">
          <table:table-cell office:value-type="string" calcext:value-type="string">
            <text:p>FCFS</text:p>
          </table:table-cell>
          <table:table-cell office:value-type="string" calcext:value-type="string">
            <text:p>Cola</text:p>
          </table:table-cell>
          <table:table-cell table:style-name="ce1" office:value-type="string" calcext:value-type="string">
            <text:p>Job 1</text:p>
          </table:table-cell>
          <table:table-cell table:style-name="ce2" office:value-type="string" calcext:value-type="string">
            <text:p>Job 2</text:p>
          </table:table-cell>
          <table:table-cell table:style-name="ce2" office:value-type="string" calcext:value-type="string">
            <text:p>Job 3</text:p>
          </table:table-cell>
          <table:table-cell table:style-name="ce2" office:value-type="string" calcext:value-type="string">
            <text:p>Job 4</text:p>
          </table:table-cell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7:30:44.376052992</meta:creation-date>
    <dc:date>2023-10-18T17:53:43.961628986</dc:date>
    <meta:editing-duration>PT1M26S</meta:editing-duration>
    <meta:editing-cycles>1</meta:editing-cycles>
    <meta:document-statistic meta:table-count="1" meta:cell-count="127" meta:object-count="0"/>
    <meta:generator>LibreOffice/7.3.7.2$Linux_X86_64 LibreOffice_project/30$Build-2</meta:generator>
  </office:meta>
</office:document-meta>
</file>